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vertical-align="middle" draw:shadow="hidden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3" draw:id="id3" draw:layer="layout" svg:width="12.1cm" svg:height="4.8cm" svg:x="3.2cm" svg:y="6.9cm">
          <text:p/>
        </draw:rect>
        <draw:rect draw:style-name="gr2" draw:text-style-name="P1" draw:layer="layout" svg:width="3.5cm" svg:height="1.4cm" svg:x="7.9cm" svg:y="7.3cm">
          <text:p text:style-name="P1">调度任务</text:p>
        </draw:rect>
        <draw:rect draw:style-name="gr2" draw:text-style-name="P1" xml:id="id7" draw:id="id7" draw:layer="layout" svg:width="3.5cm" svg:height="1.4cm" svg:x="5.1cm" svg:y="9.8cm">
          <text:p text:style-name="P1">实时-stream</text:p>
        </draw:rect>
        <draw:rect draw:style-name="gr2" draw:text-style-name="P1" xml:id="id9" draw:id="id9" draw:layer="layout" svg:width="3.5cm" svg:height="1.4cm" svg:x="10.3cm" svg:y="9.7cm">
          <text:p text:style-name="P1">离线-job</text:p>
        </draw:rect>
        <draw:rect draw:style-name="gr3" draw:text-style-name="P1" xml:id="id1" draw:id="id1" draw:layer="layout" svg:width="3.5cm" svg:height="1.4cm" svg:x="10.3cm" svg:y="3.9cm">
          <text:p text:style-name="P1">SDK-埋点数据</text:p>
        </draw:rect>
        <draw:custom-shape draw:style-name="gr4" draw:text-style-name="P1" draw:layer="layout" svg:width="0.6cm" svg:height="1.6cm" svg:x="11.9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xml:id="id2" draw:id="id2" draw:layer="layout" svg:width="6.217cm" svg:height="1.072cm" svg:x="18.583cm" svg:y="4.228cm">
          <draw:text-box>
            <text:p>预聚合，减少数据量</text:p>
          </draw:text-box>
        </draw:frame>
        <draw:connector draw:style-name="gr6" draw:text-style-name="P1" draw:layer="layout" draw:type="line" svg:x1="13.8cm" svg:y1="4.6cm" svg:x2="18.583cm" svg:y2="4.764cm" draw:start-shape="id1" draw:start-glue-point="1" draw:end-shape="id2" draw:end-glue-point="3" svg:d="M13800 4600l4783 164">
          <text:p/>
        </draw:connector>
        <draw:frame draw:style-name="gr5" xml:id="id4" draw:id="id4" draw:layer="layout" svg:width="10.027cm" svg:height="1.893cm" svg:x="18.173cm" svg:y="8.4cm">
          <draw:text-box>
            <text:p>json解析，占计算60%比重，</text:p>
            <text:p>预研对比不同方案，找到更优方案</text:p>
          </draw:text-box>
        </draw:frame>
        <draw:connector draw:style-name="gr6" draw:text-style-name="P1" draw:layer="layout" draw:type="line" svg:x1="15.3cm" svg:y1="9.3cm" svg:x2="18.173cm" svg:y2="9.346cm" draw:start-shape="id3" draw:start-glue-point="1" draw:end-shape="id4" svg:d="M15300 9300l2873 46">
          <text:p/>
        </draw:connector>
        <draw:frame draw:style-name="gr5" xml:id="id5" draw:id="id5" draw:layer="layout" svg:width="10.662cm" svg:height="1.072cm" svg:x="18.7cm" svg:y="7.3cm">
          <draw:text-box>
            <text:p>实施落地同一用户，只计算一个时区</text:p>
          </draw:text-box>
        </draw:frame>
        <draw:connector draw:style-name="gr6" draw:text-style-name="P1" draw:layer="layout" draw:type="line" svg:x1="15.3cm" svg:y1="9.3cm" svg:x2="18.7cm" svg:y2="7.836cm" draw:start-shape="id3" draw:start-glue-point="1" draw:end-shape="id5" draw:end-glue-point="3" svg:d="M15300 9300l3400-1464">
          <text:p/>
        </draw:connector>
        <draw:frame draw:style-name="gr5" xml:id="id6" draw:id="id6" draw:layer="layout" svg:width="7.298cm" svg:height="1.072cm" svg:x="18.7cm" svg:y="10.9cm">
          <draw:text-box>
            <text:p>调研自建EMR集群成本</text:p>
          </draw:text-box>
        </draw:frame>
        <draw:connector draw:style-name="gr6" draw:text-style-name="P1" draw:layer="layout" draw:type="line" svg:x1="15.3cm" svg:y1="9.3cm" svg:x2="18.7cm" svg:y2="11.436cm" draw:start-shape="id3" draw:start-glue-point="1" draw:end-shape="id6" svg:d="M15300 9300l3400 2136">
          <text:p/>
        </draw:connector>
        <draw:frame draw:style-name="gr5" xml:id="id8" draw:id="id8" draw:layer="layout" svg:width="6.852cm" svg:height="1.072cm" svg:x="1.6cm" svg:y="12.9cm">
          <draw:text-box>
            <text:p>保障实时性，独占资源</text:p>
          </draw:text-box>
        </draw:frame>
        <draw:frame draw:style-name="gr5" xml:id="id10" draw:id="id10" draw:layer="layout" svg:width="11.297cm" svg:height="1.072cm" svg:x="11.1cm" svg:y="12.8cm">
          <draw:text-box>
            <text:p>可以共享预处理结果，计算任务比较多</text:p>
          </draw:text-box>
        </draw:frame>
        <draw:connector draw:style-name="gr6" draw:text-style-name="P1" draw:layer="layout" draw:type="line" svg:x1="6.85cm" svg:y1="11.2cm" svg:x2="5.026cm" svg:y2="12.9cm" draw:start-shape="id7" draw:start-glue-point="2" draw:end-shape="id8" draw:end-glue-point="0" svg:d="M6850 11200l-1824 1700">
          <text:p/>
        </draw:connector>
        <draw:connector draw:style-name="gr6" draw:text-style-name="P1" draw:layer="layout" draw:type="line" svg:x1="12.05cm" svg:y1="11.1cm" svg:x2="16.748cm" svg:y2="12.8cm" draw:start-shape="id9" draw:start-glue-point="2" draw:end-shape="id10" draw:end-glue-point="0" svg:d="M12050 11100l4698 1700">
          <text:p/>
        </draw:connector>
        <draw:rect draw:style-name="gr2" draw:text-style-name="P1" xml:id="id11" draw:id="id11" draw:layer="layout" svg:width="6.2cm" svg:height="1.9cm" svg:x="6.6cm" svg:y="15.2cm">
          <text:p text:style-name="P1">doris</text:p>
        </draw:rect>
        <draw:rect draw:style-name="gr2" draw:text-style-name="P1" xml:id="id12" draw:id="id12" draw:layer="layout" svg:width="5.7cm" svg:height="1.6cm" svg:x="6.8cm" svg:y="19.1cm">
          <text:p text:style-name="P1">mysql</text:p>
        </draw:rect>
        <draw:rect draw:style-name="gr2" draw:text-style-name="P1" xml:id="id13" draw:id="id13" draw:layer="layout" svg:width="5.4cm" svg:height="1.6cm" svg:x="7cm" svg:y="22.5cm">
          <text:p text:style-name="P1">后台 报表</text:p>
        </draw:rect>
        <draw:connector draw:style-name="gr6" draw:text-style-name="P1" draw:layer="layout" draw:type="line" svg:x1="9.25cm" svg:y1="11.7cm" svg:x2="9.7cm" svg:y2="15.2cm" draw:start-shape="id3" draw:start-glue-point="2" draw:end-shape="id11" svg:d="M9250 11700l450 3500">
          <text:p/>
        </draw:connector>
        <draw:connector draw:style-name="gr6" draw:text-style-name="P1" draw:layer="layout" draw:type="line" svg:x1="9.7cm" svg:y1="17.1cm" svg:x2="9.65cm" svg:y2="19.1cm" draw:start-shape="id11" draw:start-glue-point="2" draw:end-shape="id12" svg:d="M9700 17100l-50 2000">
          <text:p/>
        </draw:connector>
        <draw:connector draw:style-name="gr6" draw:text-style-name="P1" draw:layer="layout" draw:type="line" svg:x1="9.65cm" svg:y1="20.7cm" svg:x2="9.7cm" svg:y2="22.5cm" draw:start-shape="id12" draw:start-glue-point="2" draw:end-shape="id13" draw:end-glue-point="0" svg:d="M9650 20700l50 1800">
          <text:p/>
        </draw:connector>
        <draw:frame draw:style-name="gr5" xml:id="id14" draw:id="id14" draw:layer="layout" svg:width="8.602cm" svg:height="1.072cm" svg:x="14.3cm" svg:y="19.9cm">
          <draw:text-box>
            <text:p>优化sql，减少报表显示时间</text:p>
          </draw:text-box>
        </draw:frame>
        <draw:connector draw:style-name="gr6" draw:text-style-name="P1" draw:layer="layout" draw:type="line" svg:x1="12.5cm" svg:y1="19.9cm" svg:x2="14.3cm" svg:y2="20.436cm" draw:start-shape="id12" draw:start-glue-point="1" draw:end-shape="id14" draw:end-glue-point="3" svg:d="M12500 19900l1800 536">
          <text:p/>
        </draw:connector>
        <draw:frame draw:style-name="gr5" xml:id="id15" draw:id="id15" draw:layer="layout" svg:width="12.567cm" svg:height="1.072cm" svg:x="14.9cm" svg:y="23.2cm">
          <draw:text-box>
            <text:p>优化获取数据流程，减少不必要的数据计算</text:p>
          </draw:text-box>
        </draw:frame>
        <draw:connector draw:style-name="gr6" draw:text-style-name="P1" draw:layer="layout" draw:type="line" svg:x1="12.4cm" svg:y1="23.3cm" svg:x2="14.9cm" svg:y2="23.736cm" draw:start-shape="id13" draw:start-glue-point="1" draw:end-shape="id15" draw:end-glue-point="3" svg:d="M12400 23300l2500 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06T11:01:24.45</meta:creation-date>
    <dc:date>2021-09-06T11:25:29.72</dc:date>
    <meta:editing-duration>PT24M3S</meta:editing-duration>
    <meta:editing-cycles>7</meta:editing-cycles>
    <meta:generator>OpenOffice/4.1.10$Win32 OpenOffice.org_project/4110m2$Build-9807</meta:generator>
    <meta:document-statistic meta:object-count="28"/>
  </office:meta>
</office:document-meta>
</file>